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bbbf8" officeooo:paragraph-rsid="000bbbf8"/>
    </style:style>
    <style:style style:name="P2" style:family="paragraph" style:parent-style-name="Standard">
      <style:paragraph-properties fo:margin-left="0.4925in" fo:text-align="end" style:justify-single-word="false" fo:text-indent="0in" style:auto-text-indent="false" style:writing-mode="rl-tb"/>
      <style:text-properties officeooo:rsid="000bbbf8" officeooo:paragraph-rsid="000bbbf8"/>
    </style:style>
    <style:style style:name="P3" style:family="paragraph" style:parent-style-name="Standard">
      <style:paragraph-properties fo:margin-left="0in" fo:text-align="end" style:justify-single-word="false" fo:text-indent="0in" style:auto-text-indent="false" style:writing-mode="rl-tb"/>
      <style:text-properties officeooo:rsid="000bbbf8" officeooo:paragraph-rsid="000bb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ین پروژه در محیط local اجرا شده است و شامل ساختار زیر است</text:p>
      <text:p text:style-name="P1">پوشه app :<text:line-break/>app.py: که برنامه hello world است و از طریق مسیر / قابل دسترسی است. این app به صورت http قابل دسترسی است. در این app از کتابخانه prometheus-flask-exporter برای ارسال متریکها استفاده میکند</text:p>
      <text:p text:style-name="P1">Dockerfile: <text:s/>برای ساخت ایمیج اپلیکیشن Python هست. 👇 <text:s/></text:p>
      <text:p text:style-name="P2">بر پایه‌ی ایمیج سبک python:3.11-slim ساخته می‌شه، مسیر کاری داخل کانتینر رو روی /app تنظیم می‌کنه، فایل requirements.txt رو کپی و با دستور pip install -r requirements.txt همه‌ی وابستگی‌ها (کتابخانه‌ها) رو نصب می‌کند، بعد کل سورس پروژه رو کپی می‌کند و در نهایت با اجرای python app.py اپ Flask رو موقع بالا آمدن کانتینر اجرا می‌کند.</text:p>
      <text:p text:style-name="P2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9:20:51.216725428</meta:creation-date>
    <dc:date>2025-10-28T00:25:19.602791276</dc:date>
    <meta:editing-duration>PT7M1S</meta:editing-duration>
    <meta:editing-cycles>1</meta:editing-cycles>
    <meta:document-statistic meta:table-count="0" meta:image-count="0" meta:object-count="0" meta:page-count="1" meta:paragraph-count="4" meta:word-count="113" meta:character-count="630" meta:non-whitespace-character-count="518"/>
    <meta:generator>LibreOffice/24.2.7.2$Linux_X86_64 LibreOffice_project/420$Build-2</meta:generator>
  </office:meta>
</office:document-meta>
</file>